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E00000354F5AD37FDC1F6823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5cm" svg:stroke-color="#ffcc99" draw:marker-start-width="0.95cm" draw:marker-end-width="0.95cm" svg:stroke-opacity="50%" draw:fill="none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04cm" svg:height="15.028cm" svg:x="2.981cm" svg:y="7.381cm">
          <draw:image xlink:href="Pictures/100002010000035E00000354F5AD37FDC1F68239.png" xlink:type="simple" xlink:show="embed" xlink:actuate="onLoad" draw:mime-type="image/png">
            <text:p/>
          </draw:image>
        </draw:frame>
        <draw:line draw:style-name="gr2" draw:text-style-name="P2" draw:layer="layout" svg:x1="13.433cm" svg:y1="19.349cm" svg:x2="11.823cm" svg:y2="14.3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Anthony Lomax</meta:initial-creator>
    <meta:creation-date>2024-03-07T08:13:36.700358369</meta:creation-date>
    <dc:date>2024-03-07T15:49:18.752259375</dc:date>
    <dc:creator>Anthony Lomax</dc:creator>
    <meta:editing-duration>PT7H25M29S</meta:editing-duration>
    <meta:editing-cycles>3</meta:editing-cycles>
    <meta:generator>LibreOffice/7.1.8.1$MacOSX_X86_64 LibreOffice_project/e1f30c802c3269a1d052614453f260e49458c82c</meta:generator>
    <meta:document-statistic meta:object-count="2"/>
  </office:meta>
</office:document-meta>
</file>